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018F788C1A03960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84cm" svg:height="6.985cm" svg:x="7.667cm" svg:y="7.35cm">
          <draw:image xlink:href="Pictures/10000201000000400000004018F788C1A03960C2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>RGT</text:p>
            <text:p text:style-name="P1">REAL GOLD TOKEN</text:p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6T16:04:14.753407188</meta:creation-date>
    <dc:date>2022-01-06T16:10:03.715259095</dc:date>
    <meta:editing-duration>PT5M47S</meta:editing-duration>
    <meta:editing-cycles>4</meta:editing-cycles>
    <meta:generator>LibreOffice/7.0.6.2$Linux_X86_64 LibreOffice_project/00$Build-2</meta:generator>
    <meta:document-statistic meta:object-count="1"/>
  </office:meta>
</office:document-meta>
</file>